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7.2917in" fo:margin-left="-0.2042in" style:page-number="auto" table:align="left"/>
    </style:style>
    <style:style style:name="Table1.A" style:family="table-column">
      <style:table-column-properties style:column-width="5.125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1pt" officeooo:paragraph-rsid="0008444e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ext_20_body">
      <style:text-properties officeooo:paragraph-rsid="0008444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1pt" fo:font-weight="bold" officeooo:rsid="0008444e" officeooo:paragraph-rsid="0008444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1pt" officeooo:paragraph-rsid="0008444e" style:font-size-asian="11pt" style:font-size-complex="11pt"/>
    </style:style>
    <style:style style:name="P6" style:family="paragraph" style:parent-style-name="Text_20_body">
      <style:text-properties officeooo:paragraph-rsid="0009b0e0"/>
    </style:style>
    <style:style style:name="P7" style:family="paragraph" style:parent-style-name="Text_20_body" style:list-style-name="L1">
      <style:text-properties style:font-name="Times New Roman" fo:font-size="11pt" officeooo:paragraph-rsid="0009b0e0" style:font-size-asian="11pt" style:font-size-complex="11pt"/>
    </style:style>
    <style:style style:name="P8" style:family="paragraph" style:parent-style-name="Text_20_body" style:list-style-name="L2">
      <style:text-properties style:font-name="Times New Roman" fo:font-size="11pt" officeooo:paragraph-rsid="0008444e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paragraph-rsid="0008444e"/>
    </style:style>
    <style:style style:name="P10" style:family="paragraph" style:parent-style-name="Text_20_body" style:list-style-name="L3">
      <style:text-properties style:font-name="Times New Roman" fo:font-size="11pt" officeooo:paragraph-rsid="0008444e" style:font-size-asian="11pt" style:font-size-complex="11pt"/>
    </style:style>
    <style:style style:name="P11" style:family="paragraph" style:parent-style-name="Text_20_body" style:list-style-name="L4">
      <style:text-properties style:font-name="Times New Roman" fo:font-size="11pt" officeooo:paragraph-rsid="0008444e" style:font-size-asian="11pt" style:font-size-complex="11pt"/>
    </style:style>
    <style:style style:name="P12" style:family="paragraph" style:parent-style-name="Text_20_body" style:list-style-name="L5">
      <style:text-properties style:font-name="Times New Roman" fo:font-size="11pt" officeooo:paragraph-rsid="0008444e" style:font-size-asian="11pt" style:font-size-complex="11pt"/>
    </style:style>
    <style:style style:name="P13" style:family="paragraph" style:parent-style-name="Text_20_body" style:list-style-name="L6">
      <style:text-properties style:font-name="Times New Roman" fo:font-size="11pt" officeooo:paragraph-rsid="0009b0e0" style:font-size-asian="11pt" style:font-size-complex="11pt"/>
    </style:style>
    <style:style style:name="P14" style:family="paragraph" style:parent-style-name="Text_20_body" style:list-style-name="L6">
      <style:text-properties fo:font-size="11pt" officeooo:paragraph-rsid="0009b0e0" style:font-size-asian="11pt" style:font-size-complex="11pt"/>
    </style:style>
    <style:style style:name="P15" style:family="paragraph" style:parent-style-name="Text_20_body">
      <style:text-properties style:font-name="Times New Roman" fo:font-size="11pt" style:font-size-asian="11pt" style:font-size-complex="11pt"/>
    </style:style>
    <style:style style:name="P16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1pt" fo:font-weight="bold" officeooo:rsid="0008444e" style:font-size-asian="11pt" style:font-weight-asian="bold" style:font-size-complex="11pt" style:font-weight-complex="bold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<text:span text:style-name="T1"> name </text:span>}}</text:p>
      <text:p text:style-name="P1">{{ contact_information.address }} {{ contact_information.phone }} {{ contact_information.email }}</text:p>
      <text:p text:style-name="P2"><text:span text:style-name="T2">{{ contact_information.linkedin }} {{ contact_information.github }} {{ contact_information.portfolio }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3">Title </text:span><text:span text:style-name="T4">{{ </text:span><text:span text:style-name="T5">title</text:span><text:span text:style-name="T4"> }}</text:span></text:p>
          </table:table-cell>
          <table:table-cell table:style-name="Table1.A1" office:value-type="string">
            <text:p text:style-name="P4">Spoken Languages</text:p>
            <text:p text:style-name="P5">{{ languages | join(', ') }}</text:p>
          </table:table-cell>
        </table:table-row>
        <table:table-row>
          <table:table-cell table:style-name="Table1.A1" office:value-type="string">
            <text:p text:style-name="P3"><text:span text:style-name="T3">Summary </text:span><text:span text:style-name="T4">{{ summary }}</text:span></text:p>
          </table:table-cell>
          <table:table-cell table:style-name="Table1.A1" table:number-rows-spanned="2" office:value-type="string">
            <text:p text:style-name="P6"><text:span text:style-name="Strong_20_Emphasis"><text:span text:style-name="T4">Certifications</text:span></text:span><text:span text:style-name="T4"> {% for cert in certifications %}</text:span></text:p>
            <text:list xml:id="list4155085059" text:style-name="L1">
              <text:list-item>
                <text:p text:style-name="P7">Certification Name: {{ cert.certification_name }}</text:p>
              </text:list-item>
              <text:list-item>
                <text:p text:style-name="P7">Issuing Organization: {{ cert.issuing_organization }}</text:p>
              </text:list-item>
              <text:list-item>
                <text:p text:style-name="P7">Issue Date: {{ cert.issue_date }} {% endfor %}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4">Education</text:span></text:span><text:span text:style-name="T4"> {% for edu in education %}</text:span></text:p>
            <text:list text:style-name="L2">
              <text:list-item>
                <text:p text:style-name="P8">Degree: {{ edu.degree }}</text:p>
              </text:list-item>
              <text:list-item>
                <text:p text:style-name="P8">University: {{ edu.university }}</text:p>
              </text:list-item>
              <text:list-item>
                <text:p text:style-name="P8">Location: {{ edu.location }}</text:p>
              </text:list-item>
              <text:list-item>
                <text:p text:style-name="P8">Duration: {{ edu.duration }}</text:p>
              </text:list-item>
              <text:list-item>
                <text:p text:style-name="P8">Courses: {{ edu.courses | join(', ') }} {% endfor %}</text:p>
              </text:list-item>
            </text:list>
          </table:table-cell>
          <table:covered-table-cell table:style-name="Table1.A1"/>
        </table:table-row>
        <table:table-row>
          <table:table-cell table:style-name="Table1.A1" table:number-columns-spanned="2" office:value-type="string">
            <text:p text:style-name="P9"><text:span text:style-name="Strong_20_Emphasis"><text:span text:style-name="T4">Awards and Scholarships</text:span></text:span><text:span text:style-name="T4"> {% for award in awards_and_scholarships %}</text:span></text:p>
            <text:list text:style-name="L3">
              <text:list-item>
                <text:p text:style-name="P10">Award Name: {{ award.award_name }}</text:p>
              </text:list-item>
              <text:list-item>
                <text:p text:style-name="P10">Issuing Organization: {{ award.issuing_organization }}</text:p>
              </text:list-item>
              <text:list-item>
                <text:p text:style-name="P10">Issue Date: {{ award.issue_date }} {% endfor %}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<text:span text:style-name="Strong_20_Emphasis"><text:span text:style-name="T4">Volunteering and Leadership:</text:span></text:span><text:span text:style-name="T4"> {% for v in volunteering_and_leadership %}</text:span></text:p>
            <text:list text:style-name="L4">
              <text:list-item>
                <text:p text:style-name="P11">Role: {{ v.role }}</text:p>
              </text:list-item>
              <text:list-item>
                <text:p text:style-name="P11">Organization: {{ v.organization }}</text:p>
              </text:list-item>
              <text:list-item>
                <text:p text:style-name="P11">Location: {{ v.location }}</text:p>
              </text:list-item>
              <text:list-item>
                <text:p text:style-name="P11">Duration: {{ v.duration }}</text:p>
              </text:list-item>
              <text:list-item>
                <text:p text:style-name="P11">Description: {{ v.description }}</text:p>
              </text:list-item>
              <text:list-item>
                <text:p text:style-name="P11">Skills:</text:p>
                <text:list>
                  <text:list-item>
                    <text:p text:style-name="P11">Programming Languages: {{ v.skills.programming_languages | join(', ') }}</text:p>
                  </text:list-item>
                  <text:list-item>
                    <text:p text:style-name="P11">Technical Skills: {{ v.skills.technical_skills | join(', ') }}</text:p>
                  </text:list-item>
                  <text:list-item>
                    <text:p text:style-name="P11">Soft Skills: {{ v.skills.soft_skills | join(', ') }} {% endfor %}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<text:span text:style-name="Strong_20_Emphasis"><text:span text:style-name="T4">Work Experience:</text:span></text:span><text:span text:style-name="T4"> {% for w in work_experience %}</text:span></text:p>
            <text:list text:style-name="L5">
              <text:list-item>
                <text:p text:style-name="P12">Job Title: {{ w.job_title }}</text:p>
              </text:list-item>
              <text:list-item>
                <text:p text:style-name="P12"><text:soft-page-break/>Company: {{ w.company }}</text:p>
              </text:list-item>
              <text:list-item>
                <text:p text:style-name="P12">Location: {{ w.location }}</text:p>
              </text:list-item>
              <text:list-item>
                <text:p text:style-name="P12">Duration: {{ w.duration }}</text:p>
              </text:list-item>
              <text:list-item>
                <text:p text:style-name="P12">Description: {{ w.description }}</text:p>
              </text:list-item>
              <text:list-item>
                <text:p text:style-name="P12">Skills:</text:p>
                <text:list>
                  <text:list-item>
                    <text:p text:style-name="P12">Programming Languages: {{ w.skills.programming_languages | join(', ') }}</text:p>
                  </text:list-item>
                  <text:list-item>
                    <text:p text:style-name="P12">Technical Skills: {{ w.skills.technical_skills | join(', ') }}</text:p>
                  </text:list-item>
                  <text:list-item>
                    <text:p text:style-name="P12">Soft Skills: {{ w.skills.soft_skills | join(', ') }} {% endfor %}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<text:span text:style-name="Strong_20_Emphasis"><text:span text:style-name="T4">Projects:</text:span></text:span><text:span text:style-name="T4"> {% for p in projects %}</text:span></text:p>
            <text:list text:style-name="L6">
              <text:list-item>
                <text:p text:style-name="P13">Project Title: {{ p.project_title }}</text:p>
              </text:list-item>
              <text:list-item>
                <text:p text:style-name="P13">Type: {{ p.type }}</text:p>
              </text:list-item>
              <text:list-item>
                <text:p text:style-name="P13">Duration: {{ p.duration }}</text:p>
              </text:list-item>
              <text:list-item>
                <text:p text:style-name="P13">Description: {{ p.description }}</text:p>
              </text:list-item>
              <text:list-item>
                <text:p text:style-name="P13">Skills:</text:p>
                <text:list>
                  <text:list-item>
                    <text:p text:style-name="P13">Programming Languages: {{ p.skills.programming_languages | join(', ') }}</text:p>
                  </text:list-item>
                  <text:list-item>
                    <text:p text:style-name="P13">Technical Skills: {{ p.skills.technical_skills | join(', ') }}</text:p>
                  </text:list-item>
                  <text:list-item>
                    <text:p text:style-name="P14"><text:span text:style-name="T2">Soft Skills: {{ p.skills.soft_skills | join(', ') }} {% endfor %}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5"><text:span text:style-name="T4"/></text:p>
      <text:p text:style-name="P15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15T22:10:19.222340300</dc:date>
    <meta:editing-duration>PT7M49S</meta:editing-duration>
    <meta:editing-cycles>2</meta:editing-cycles>
    <meta:generator>LibreOffice/25.2.4.3$Windows_X86_64 LibreOffice_project/33e196637044ead23f5c3226cde09b47731f7e27</meta:generator>
    <meta:document-statistic meta:table-count="1" meta:image-count="0" meta:object-count="0" meta:page-count="2" meta:paragraph-count="51" meta:word-count="326" meta:character-count="2079" meta:non-whitespace-character-count="1841"/>
  </office:meta>
</office:document-meta>
</file>